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46.11mm"/>
    </style:style>
    <style:style style:name="co5" style:family="table-column">
      <style:table-column-properties fo:break-before="auto" style:column-width="40.38mm"/>
    </style:style>
    <style:style style:name="co6" style:family="table-column">
      <style:table-column-properties fo:break-before="auto" style:column-width="39.3mm"/>
    </style:style>
    <style:style style:name="co7" style:family="table-column">
      <style:table-column-properties fo:break-before="auto" style:column-width="33.5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substring_match_precision</text:p>
          </table:table-cell>
          <table:table-cell office:value-type="string" calcext:value-type="string">
            <text:p>substring_match_recall</text:p>
          </table:table-cell>
          <table:table-cell office:value-type="string" calcext:value-type="string">
            <text:p>sequence_match_precision</text:p>
          </table:table-cell>
          <table:table-cell office:value-type="string" calcext:value-type="string">
            <text:p>sequence_match_recall</text:p>
          </table:table-cell>
          <table:table-cell office:value-type="string" calcext:value-type="string">
            <text:p>naive_match_precision</text:p>
          </table:table-cell>
          <table:table-cell office:value-type="string" calcext:value-type="string">
            <text:p>naive_match_recall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6218487395" calcext:value-type="float">
            <text:p>0.462184874</text:p>
          </table:table-cell>
          <table:table-cell office:value-type="float" office:value="0.623333333333" calcext:value-type="float">
            <text:p>0.6233333333</text:p>
          </table:table-cell>
          <table:table-cell office:value-type="float" office:value="0.447478991597" calcext:value-type="float">
            <text:p>0.4474789916</text:p>
          </table:table-cell>
          <table:table-cell office:value-type="float" office:value="0.603333333333" calcext:value-type="float">
            <text:p>0.6033333333</text:p>
          </table:table-cell>
          <table:table-cell office:value-type="float" office:value="0.447478991597" calcext:value-type="float">
            <text:p>0.4474789916</text:p>
          </table:table-cell>
          <table:table-cell office:value-type="float" office:value="0.603333333333" calcext:value-type="float">
            <text:p>0.603333333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8400297619" calcext:value-type="float">
            <text:p>0.4840029762</text:p>
          </table:table-cell>
          <table:table-cell office:value-type="float" office:value="0.603333333333" calcext:value-type="float">
            <text:p>0.6033333333</text:p>
          </table:table-cell>
          <table:table-cell office:value-type="float" office:value="0.461038961039" calcext:value-type="float">
            <text:p>0.461038961</text:p>
          </table:table-cell>
          <table:table-cell office:value-type="float" office:value="0.603333333333" calcext:value-type="float">
            <text:p>0.6033333333</text:p>
          </table:table-cell>
          <table:table-cell office:value-type="float" office:value="0.444292717087" calcext:value-type="float">
            <text:p>0.4442927171</text:p>
          </table:table-cell>
          <table:table-cell office:value-type="float" office:value="0.603333333333" calcext:value-type="float">
            <text:p>0.603333333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12103174603" calcext:value-type="float">
            <text:p>0.5121031746</text:p>
          </table:table-cell>
          <table:table-cell office:value-type="float" office:value="0.603333333333" calcext:value-type="float">
            <text:p>0.6033333333</text:p>
          </table:table-cell>
          <table:table-cell office:value-type="float" office:value="0.488467261905" calcext:value-type="float">
            <text:p>0.4884672619</text:p>
          </table:table-cell>
          <table:table-cell office:value-type="float" office:value="0.618333333333" calcext:value-type="float">
            <text:p>0.6183333333</text:p>
          </table:table-cell>
          <table:table-cell office:value-type="float" office:value="0.472907647908" calcext:value-type="float">
            <text:p>0.4729076479</text:p>
          </table:table-cell>
          <table:table-cell office:value-type="float" office:value="0.618333333333" calcext:value-type="float">
            <text:p>0.618333333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498120300752" calcext:value-type="float">
            <text:p>0.4981203008</text:p>
          </table:table-cell>
          <table:table-cell office:value-type="float" office:value="0.548333333333" calcext:value-type="float">
            <text:p>0.5483333333</text:p>
          </table:table-cell>
          <table:table-cell office:value-type="float" office:value="0.471031746032" calcext:value-type="float">
            <text:p>0.471031746</text:p>
          </table:table-cell>
          <table:table-cell office:value-type="float" office:value="0.568333333333" calcext:value-type="float">
            <text:p>0.5683333333</text:p>
          </table:table-cell>
          <table:table-cell office:value-type="float" office:value="0.46447467876" calcext:value-type="float">
            <text:p>0.4644746788</text:p>
          </table:table-cell>
          <table:table-cell office:value-type="float" office:value="0.588333333333" calcext:value-type="float">
            <text:p>0.588333333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69351570415" calcext:value-type="float">
            <text:p>0.4693515704</text:p>
          </table:table-cell>
          <table:table-cell office:value-type="float" office:value="0.463333333333" calcext:value-type="float">
            <text:p>0.4633333333</text:p>
          </table:table-cell>
          <table:table-cell office:value-type="float" office:value="0.438178780284" calcext:value-type="float">
            <text:p>0.4381787803</text:p>
          </table:table-cell>
          <table:table-cell office:value-type="float" office:value="0.498333333333" calcext:value-type="float">
            <text:p>0.4983333333</text:p>
          </table:table-cell>
          <table:table-cell office:value-type="float" office:value="0.449884792627" calcext:value-type="float">
            <text:p>0.4498847926</text:p>
          </table:table-cell>
          <table:table-cell office:value-type="float" office:value="0.541666666667" calcext:value-type="float">
            <text:p>0.541666666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01322751323" calcext:value-type="float">
            <text:p>0.5013227513</text:p>
          </table:table-cell>
          <table:table-cell office:value-type="float" office:value="0.463333333333" calcext:value-type="float">
            <text:p>0.4633333333</text:p>
          </table:table-cell>
          <table:table-cell office:value-type="float" office:value="0.448879551821" calcext:value-type="float">
            <text:p>0.4488795518</text:p>
          </table:table-cell>
          <table:table-cell office:value-type="float" office:value="0.478333333333" calcext:value-type="float">
            <text:p>0.4783333333</text:p>
          </table:table-cell>
          <table:table-cell office:value-type="float" office:value="0.458658008658" calcext:value-type="float">
            <text:p>0.4586580087</text:p>
          </table:table-cell>
          <table:table-cell office:value-type="float" office:value="0.511666666667" calcext:value-type="float">
            <text:p>0.511666666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88988095238" calcext:value-type="float">
            <text:p>0.4889880952</text:p>
          </table:table-cell>
          <table:table-cell office:value-type="float" office:value="0.403333333333" calcext:value-type="float">
            <text:p>0.4033333333</text:p>
          </table:table-cell>
          <table:table-cell office:value-type="float" office:value="0.450996677741" calcext:value-type="float">
            <text:p>0.4509966777</text:p>
          </table:table-cell>
          <table:table-cell office:value-type="float" office:value="0.418333333333" calcext:value-type="float">
            <text:p>0.4183333333</text:p>
          </table:table-cell>
          <table:table-cell office:value-type="float" office:value="0.487351190476" calcext:value-type="float">
            <text:p>0.4873511905</text:p>
          </table:table-cell>
          <table:table-cell office:value-type="float" office:value="0.456666666667" calcext:value-type="float">
            <text:p>0.456666666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75885225885" calcext:value-type="float">
            <text:p>0.4758852259</text:p>
          </table:table-cell>
          <table:table-cell office:value-type="float" office:value="0.383333333333" calcext:value-type="float">
            <text:p>0.3833333333</text:p>
          </table:table-cell>
          <table:table-cell office:value-type="float" office:value="0.461734693878" calcext:value-type="float">
            <text:p>0.4617346939</text:p>
          </table:table-cell>
          <table:table-cell office:value-type="float" office:value="0.423333333333" calcext:value-type="float">
            <text:p>0.4233333333</text:p>
          </table:table-cell>
          <table:table-cell office:value-type="float" office:value="0.463474025974" calcext:value-type="float">
            <text:p>0.463474026</text:p>
          </table:table-cell>
          <table:table-cell office:value-type="float" office:value="0.433333333333" calcext:value-type="float">
            <text:p>0.433333333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86235119048" calcext:value-type="float">
            <text:p>0.486235119</text:p>
          </table:table-cell>
          <table:table-cell office:value-type="float" office:value="0.306666666667" calcext:value-type="float">
            <text:p>0.3066666667</text:p>
          </table:table-cell>
          <table:table-cell office:value-type="float" office:value="0.46645021645" calcext:value-type="float">
            <text:p>0.4664502165</text:p>
          </table:table-cell>
          <table:table-cell office:value-type="float" office:value="0.323333333333" calcext:value-type="float">
            <text:p>0.3233333333</text:p>
          </table:table-cell>
          <table:table-cell office:value-type="float" office:value="0.423319327731" calcext:value-type="float">
            <text:p>0.4233193277</text:p>
          </table:table-cell>
          <table:table-cell office:value-type="float" office:value="0.313333333333" calcext:value-type="float">
            <text:p>0.31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0" meta:object-count="0"/>
    <meta:generator>LibreOffice/5.1.4.2$Linux_X86_64 LibreOffice_project/10m0$Build-2</meta:generator>
  </office:meta>
</office:document-meta>
</file>